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CUARIA DEL SUR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5015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5242794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ARFAN QUISPE, JOSE NES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8281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2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5300593</text:p>
          </table:table-cell>
          <table:table-cell table:style-name="Tabla2.A2" office:value-type="string">
            <text:p text:style-name="P9">2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Del abono realizado el saldo de S/210.00 subre para el embarque de hoy 5 cajas adicional pago el servicio de Recoj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00:52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